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5cm" svg:height="0.5cm" svg:x="4cm" svg:y="3cm">
          <text:p text:style-name="P1"><text:span text:style-name="T1">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1.5cm" svg:height="0.5cm" svg:x="6cm" svg:y="3cm">
          <text:p text:style-name="P1"><text:span text:style-name="T1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cm" svg:y1="3.25cm" svg:x2="3.5cm" svg:y2="3.25cm" draw:start-shape="id1" draw:start-glue-point="3" draw:end-shape="id2" draw:end-glue-point="1" svg:d="m4000 3250h-500">
          <text:p/>
        </draw:connector>
        <draw:custom-shape draw:style-name="gr1" draw:text-style-name="P2" draw:id="id2" draw:layer="layout" svg:width="1.5cm" svg:height="0.5cm" svg:x="2cm" svg:y="3cm">
          <text:p text:style-name="P1"><text:span text:style-name="T1">C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cm" svg:y1="3.25cm" svg:x2="5.5cm" svg:y2="3.25cm" draw:start-shape="id3" draw:start-glue-point="3" draw:end-shape="id1" draw:end-glue-point="1" svg:d="m6000 3250h-500">
          <text:p/>
        </draw:connector>
        <draw:custom-shape draw:style-name="gr3" draw:text-style-name="P2" draw:id="id4" draw:layer="layout" svg:width="1.5cm" svg:height="0.5cm" svg:x="6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75cm" svg:y1="2.5cm" svg:x2="6.75cm" svg:y2="3cm" draw:start-shape="id4" draw:start-glue-point="2" draw:end-shape="id3" draw:end-glue-point="0" svg:d="m6750 250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0:49:19</dc:date>
    <meta:editing-duration>PT00H20M06S</meta:editing-duration>
    <meta:editing-cycles>7</meta:editing-cycles>
    <meta:generator>OpenOffice.org/3.1$Unix OpenOffice.org_project/310m19$Build-9420</meta:generator>
    <meta:document-statistic meta:object-count="7"/>
  </office:meta>
</office:document-meta>
</file>